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grad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letter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ma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75" table:style-name="ce1">
            <text:p>75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65" table:style-name="ce1">
            <text:p>65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</text:p>
          </table:table-cell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number-rows-repeated="1048570" table:style-name="ro1">
          <table:table-cell table:number-columns-repeated="16384"/>
        </table:table-row>
      </table:table>
      <table:named-expressions>
        <table:named-range table:name="grade" table:cell-range-address="grade.$A$1:grade.$C$6" table:base-cell-address="grad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Katarina Asplund</meta:initial-creator>
    <dc:creator>Katarina Asplund</dc:creator>
    <meta:creation-date>2014-04-15T06:58:53Z</meta:creation-date>
    <dc:date>2014-04-15T06:58:53Z</dc:date>
  </office:meta>
</office:document-meta>
</file>